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5])" office:value-type="float" office:value="527" calcext:value-type="float">
            <text:p>527</text:p>
          </table:table-cell>
          <table:table-cell table:style-name="ce2" table:formula="of:=SUM([.B3:.B95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8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Moteur 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 / 80c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Moteur nema17 HS3001 1.20A / 50c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s micro interrupteur (4mm ?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table:style-name="ce9" office:value-type="string" calcext:value-type="string">
            <text:p>Turbine 40x40x10mm (futur)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80:.Z8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90:.Z90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3]*[.E103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0:30:41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19T15:23:51.223000000</dc:date>
    <meta:print-date>2015-08-14T12:58:27Z</meta:print-date>
    <meta:editing-duration>PT22H27M</meta:editing-duration>
    <meta:editing-cycles>64</meta:editing-cycles>
    <meta:document-statistic meta:table-count="1" meta:cell-count="485" meta:object-count="0"/>
  </office:meta>
</office:document-meta>
</file>